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order-left="none" fo:border-right="0.018cm solid #000000" fo:border-top="none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6" style:family="table-cell" style:parent-style-name="Default">
      <style:table-cell-properties fo:background-color="#3deb3d" style:text-align-source="fix" style:repeat-content="false" fo:border="0.018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0.018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>
        <table:iteration table:steps="1" table:maximum-difference="1"/>
      </table:calculation-settings>
      <table:table table:name="Tabelle1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onaufnahme mit Pau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/>
          <table:table-cell table:style-name="ce5" office:value-type="string">
            <text:p>x264</text:p>
          </table:table-cell>
          <table:table-cell table:style-name="ce5" office:value-type="string">
            <text:p>mpg4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2">
            <text:p>lame</text:p>
          </table:table-cell>
          <table:table-cell table:style-name="ce6" office:value-type="string">
            <text:p>mkv</text:p>
          </table:table-cell>
          <table:table-cell table:style-name="ce6" office:value-type="string">
            <text:p>mkv</text:p>
          </table:table-cell>
        </table:table-row>
        <table:table-row table:style-name="ro1">
          <table:table-cell/>
          <table:covered-table-cell table:style-name="ce2" office:value-type="string">
            <text:p>vorbis</text:p>
          </table:covered-table-cell>
          <table:table-cell table:style-name="ce7" office:value-type="string">
            <text:p>avi</text:p>
          </table:table-cell>
          <table:table-cell table:style-name="ce6" office:value-type="string">
            <text:p>avi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2">
            <text:p>vorbis</text:p>
          </table:table-cell>
          <table:table-cell table:style-name="ce6" office:value-type="string">
            <text:p>mkv</text:p>
          </table:table-cell>
          <table:table-cell table:style-name="ce6" office:value-type="string">
            <text:p>mkv</text:p>
          </table:table-cell>
        </table:table-row>
        <table:table-row table:style-name="ro1">
          <table:table-cell/>
          <table:covered-table-cell table:style-name="ce2" office:value-type="string">
            <text:p>vorbis</text:p>
          </table:covered-table-cell>
          <table:table-cell table:style-name="ce7" office:value-type="string">
            <text:p>avi</text:p>
          </table:table-cell>
          <table:table-cell table:style-name="ce7" office:value-type="string">
            <text:p>av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/>
          <table:table-cell office:value-type="string">
            <text:p>Ton OK</text:p>
          </table:table-cell>
          <table:table-cell/>
        </table:table-row>
        <table:table-row table:style-name="ro1">
          <table:table-cell/>
          <table:table-cell table:style-name="ce4"/>
          <table:table-cell office:value-type="string">
            <text:p>Kein T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2.02.2014</text:date>, <text:time>15:3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2T06:20:27</meta:creation-date>
    <dc:date>2014-02-02T15:33:55</dc:date>
    <meta:editing-duration>PT01H21M25S</meta:editing-duration>
    <meta:editing-cycles>29</meta:editing-cycles>
    <meta:generator>OpenOffice.org/3.2$Unix OpenOffice.org_project/320m12$Build-9483</meta:generator>
    <meta:document-statistic meta:table-count="1" meta:cell-count="17" meta:object-count="0"/>
  </office:meta>
</office:document-meta>
</file>